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ourier 10 Pitch"/>
    </style:style>
    <style:style style:name="P2" style:parent-style-name="Standard" style:family="paragraph">
      <style:text-properties style:font-name="Courier 10 Pitch"/>
    </style:style>
    <style:style style:name="P3" style:parent-style-name="Standard" style:family="paragraph">
      <style:text-properties style:font-name="Courier 10 Pitch"/>
    </style:style>
    <style:style style:name="P4" style:parent-style-name="Standard" style:family="paragraph">
      <style:text-properties style:font-name="Courier 10 Pitch"/>
    </style:style>
    <style:style style:name="P5" style:parent-style-name="Standard" style:family="paragraph">
      <style:text-properties style:font-name="Courier 10 Pitch"/>
    </style:style>
    <style:style style:name="P6" style:parent-style-name="Standard" style:family="paragraph">
      <style:text-properties style:font-name="Courier 10 Pitch"/>
    </style:style>
    <style:style style:name="P7" style:parent-style-name="Standard" style:family="paragraph">
      <style:text-properties style:font-name="Courier 10 Pitch"/>
    </style:style>
    <style:style style:name="P8" style:parent-style-name="Standard" style:family="paragraph">
      <style:text-properties style:font-name="Courier 10 Pitch"/>
    </style:style>
    <style:style style:name="P9" style:parent-style-name="Standard" style:family="paragraph">
      <style:text-properties style:font-name="Courier 10 Pitch"/>
    </style:style>
    <style:style style:name="P10" style:parent-style-name="Standard" style:family="paragraph">
      <style:text-properties style:font-name="Courier 10 Pitch"/>
    </style:style>
    <style:style style:name="P11" style:parent-style-name="Standard" style:family="paragraph">
      <style:text-properties style:font-name="Courier 10 Pitch"/>
    </style:style>
    <style:style style:name="P12" style:parent-style-name="Standard" style:family="paragraph">
      <style:text-properties style:font-name="Courier 10 Pitch"/>
    </style:style>
    <style:style style:name="P13" style:parent-style-name="Standard" style:family="paragraph">
      <style:text-properties style:font-name="Courier 10 Pitch"/>
    </style:style>
    <style:style style:name="P14" style:parent-style-name="Standard" style:family="paragraph">
      <style:text-properties style:font-name="Courier 10 Pitch"/>
    </style:style>
    <style:style style:name="P15" style:parent-style-name="Standard" style:family="paragraph">
      <style:text-properties style:font-name="Courier 10 Pitch"/>
    </style:style>
    <style:style style:name="P16" style:parent-style-name="Standard" style:family="paragraph">
      <style:text-properties style:font-name="Courier 10 Pitch"/>
    </style:style>
    <style:style style:name="P17" style:parent-style-name="Standard" style:family="paragraph">
      <style:text-properties style:font-name="Courier 10 Pitch"/>
    </style:style>
    <style:style style:name="P18" style:parent-style-name="Standard" style:family="paragraph">
      <style:text-properties style:font-name="Courier 10 Pitch"/>
    </style:style>
    <style:style style:name="P19" style:parent-style-name="Standard" style:family="paragraph">
      <style:text-properties style:font-name="Courier 10 Pitch"/>
    </style:style>
    <style:style style:name="P20" style:parent-style-name="Standard" style:family="paragraph">
      <style:text-properties style:font-name="Courier 10 Pitch"/>
    </style:style>
    <style:style style:name="P21" style:parent-style-name="Standard" style:family="paragraph">
      <style:text-properties style:font-name="Courier 10 Pitch"/>
    </style:style>
    <style:style style:name="P22" style:parent-style-name="Standard" style:family="paragraph">
      <style:text-properties style:font-name="Courier 10 Pitch"/>
    </style:style>
    <style:style style:name="P23" style:parent-style-name="Standard" style:family="paragraph">
      <style:text-properties style:font-name="Courier 10 Pitch"/>
    </style:style>
    <style:style style:name="P24" style:parent-style-name="Standard" style:family="paragraph">
      <style:text-properties style:font-name="Courier 10 Pitch"/>
    </style:style>
    <style:style style:name="P25" style:parent-style-name="Standard" style:family="paragraph">
      <style:text-properties style:font-name="Courier 10 Pitch"/>
    </style:style>
    <style:style style:name="P26" style:parent-style-name="Standard" style:family="paragraph">
      <style:text-properties style:font-name="Courier 10 Pitch"/>
    </style:style>
    <style:style style:name="P27" style:parent-style-name="Standard" style:family="paragraph">
      <style:text-properties style:font-name="Courier 10 Pitch"/>
    </style:style>
    <style:style style:name="P28" style:parent-style-name="Standard" style:family="paragraph">
      <style:text-properties style:font-name="Courier 10 Pitch"/>
    </style:style>
    <style:style style:name="P29" style:parent-style-name="Standard" style:family="paragraph">
      <style:text-properties style:font-name="Courier 10 Pitch"/>
    </style:style>
    <style:style style:name="P30" style:parent-style-name="Standard" style:family="paragraph">
      <style:text-properties style:font-name="Courier 10 Pitch"/>
    </style:style>
    <style:style style:name="P31" style:parent-style-name="Standard" style:family="paragraph">
      <style:text-properties style:font-name="Courier 10 Pitch"/>
    </style:style>
    <style:style style:name="P32" style:parent-style-name="Standard" style:family="paragraph">
      <style:text-properties style:font-name="Courier 10 Pitch"/>
    </style:style>
    <style:style style:name="P33" style:parent-style-name="Standard" style:family="paragraph">
      <style:text-properties style:font-name="Courier 10 Pitch"/>
    </style:style>
    <style:style style:name="P34" style:parent-style-name="Standard" style:family="paragraph">
      <style:text-properties style:font-name="Courier 10 Pitch"/>
    </style:style>
    <style:style style:name="P35" style:parent-style-name="Standard" style:family="paragraph">
      <style:text-properties style:font-name="Courier 10 Pitch"/>
    </style:style>
    <style:style style:name="P36" style:parent-style-name="Standard" style:family="paragraph">
      <style:text-properties style:font-name="Courier 10 Pitch"/>
    </style:style>
    <style:style style:name="T37" style:parent-style-name="Fuentedepárrafopredeter." style:family="text">
      <style:text-properties style:font-name="Courier 10 Pitch"/>
    </style:style>
  </office:automatic-styles>
  <office:body>
    <office:text text:use-soft-page-breaks="true">
      <text:p text:style-name="P1">Reunión: numero 2</text:p>
      <text:p text:style-name="P2"/>
      <text:p text:style-name="P3">Fecha: 28<text:s/>de Agosto del 2014</text:p>
      <text:p text:style-name="P4"/>
      <text:p text:style-name="P5">Hora: 12:00 pm</text:p>
      <text:p text:style-name="P6"/>
      <text:p text:style-name="P7">Lugar: Facultad de Estadística e Informática</text:p>
      <text:p text:style-name="P8"/>
      <text:p text:style-name="P9">Integrantes</text:p>
      <text:p text:style-name="P10">Guadalupe Yánez Cosquilla</text:p>
      <text:p text:style-name="P11">Adriana Gómez Arcos <text:s/></text:p>
      <text:p text:style-name="P12">Jonathan<text:s/>Gracia Delgado</text:p>
      <text:p text:style-name="P13">Alfredo Ramirez Anastacio</text:p>
      <text:p text:style-name="P14"/>
      <text:p text:style-name="P15">Objetivos de la reunión:</text:p>
      <text:p text:style-name="P16">1.-Realizar Guion de Situación actual.</text:p>
      <text:p text:style-name="P17">2.- Definir los casos de uso del sistema a entregar.</text:p>
      <text:p text:style-name="P18">3.- Elaborar diagrama de casos de uso.</text:p>
      <text:p text:style-name="P19"/>
      <text:p text:style-name="P20"/>
      <text:p text:style-name="P21">Puntos a Discutir:</text:p>
      <text:p text:style-name="P22"/>
      <text:p text:style-name="P23">Acuerdos:</text:p>
      <text:p text:style-name="P24">1.-Acordar sobre la<text:s/>propuesta computacional.</text:p>
      <text:p text:style-name="P25">2.- Opinar y llegar aún acuerdo cuáles serán las actividades en las cuales el usuario podrá interactuar con el sistema.</text:p>
      <text:p text:style-name="P26">3.- Definirlas de acuerdo al módulo indicado a entregar.</text:p>
      <text:p text:style-name="P27"/>
      <text:p text:style-name="P28">Actividades:</text:p>
      <text:p text:style-name="P29">Elaborar guion de propuesta computacional.</text:p>
      <text:p text:style-name="P30">Elaborar el diagrama de casos de uso de acuerdo a lo acordado entre todos.</text:p>
      <text:p text:style-name="P31"/>
      <text:p text:style-name="P32">Comentarios:</text:p>
      <text:p text:style-name="P33">Después de haber analizado la información y confirmado que sea la correcta y acordada entre todos, se puede proceder a lo que continua y que esta actividad es prerrequisito para elaborar próximas actividades.</text:p>
      <text:p text:style-name="P34"/>
      <text:p text:style-name="P35">Actividades a Elaborar:</text:p>
      <text:p text:style-name="P36">Descripción de cada caso de uso</text:p>
      <text:p text:style-name="Standard"><text:span text:style-name="T37">Prototipo por cada caso de us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fredo Ramirez</dc:creator>
    <meta:creation-date>2014-09-05T00:17:00Z</meta:creation-date>
    <dc:date>2014-09-24T00:55:00Z</dc:date>
    <meta:template xlink:href="Normal" xlink:type="simple"/>
    <meta:editing-cycles>6</meta:editing-cycles>
    <meta:editing-duration>PT420S</meta:editing-duration>
    <meta:document-statistic meta:page-count="1" meta:paragraph-count="2" meta:word-count="165" meta:character-count="1073" meta:row-count="7" meta:non-whitespace-character-count="910"/>
  </office:meta>
</office:document-meta>
</file>